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9B100000D7DBC26B4F568251329.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none" fo:country="none" style:language-asian="none" style:country-asian="none"/>
    </style:style>
    <style:style style:name="P2" style:family="paragraph" style:parent-style-name="Standard">
      <style:paragraph-properties fo:text-align="justify" style:justify-single-word="false"/>
      <style:text-properties style:font-name="Arial1" fo:font-size="10pt" fo:font-style="italic" style:font-size-asian="10pt" style:font-style-asian="italic" style:font-name-complex="Arial1" style:font-size-complex="10pt"/>
    </style:style>
    <style:style style:name="P3" style:family="paragraph" style:parent-style-name="Standard">
      <style:paragraph-properties fo:text-align="justify" style:justify-single-word="false"/>
      <style:text-properties style:font-name="Arial1" fo:font-size="10pt" fo:font-style="normal" officeooo:rsid="000de140" officeooo:paragraph-rsid="000de140" style:font-size-asian="10pt" style:font-style-asian="normal" style:font-name-complex="Arial1" style:font-size-complex="10pt" style:font-style-complex="normal"/>
    </style:style>
    <style:style style:name="P4" style:family="paragraph" style:parent-style-name="Standard">
      <style:paragraph-properties fo:text-align="justify" style:justify-single-word="false"/>
      <style:text-properties style:font-name="Arial1" fo:font-size="10pt" fo:font-style="normal" officeooo:rsid="00104bc9" officeooo:paragraph-rsid="00104bc9" style:font-size-asian="10pt" style:font-style-asian="normal" style:font-name-complex="Arial1" style:font-size-complex="10pt" style:font-style-complex="normal"/>
    </style:style>
    <style:style style:name="P5" style:family="paragraph" style:parent-style-name="Standard">
      <style:paragraph-properties fo:text-align="justify" style:justify-single-word="false"/>
      <style:text-properties style:font-name="Arial1" fo:font-size="10pt" fo:font-style="normal" officeooo:rsid="000a3e52" officeooo:paragraph-rsid="00134bdd" style:font-size-asian="10pt" style:font-style-asian="normal" style:font-name-complex="Arial1" style:font-size-complex="10pt" style:font-style-complex="normal"/>
    </style:style>
    <style:style style:name="P6" style:family="paragraph" style:parent-style-name="Standard">
      <style:text-properties fo:color="#808080" style:font-name="Arial1" fo:font-size="14pt" fo:font-weight="bold" style:font-size-asian="14pt" style:font-weight-asian="bold" style:font-name-complex="Arial1" style:font-size-complex="14pt"/>
    </style:style>
    <style:style style:name="P7" style:family="paragraph" style:parent-style-name="Standard">
      <style:text-properties fo:language="none" fo:country="none" style:language-asian="none" style:country-asian="none"/>
    </style:style>
    <style:style style:name="P8" style:family="paragraph" style:parent-style-name="Standard">
      <style:text-properties fo:font-style="italic" style:font-style-asian="italic"/>
    </style:style>
    <style:style style:name="P9" style:family="paragraph" style:parent-style-name="Standard">
      <style:paragraph-properties>
        <style:tab-stops>
          <style:tab-stop style:position="3.845cm"/>
        </style:tab-stops>
      </style:paragraph-properties>
    </style:style>
    <style:style style:name="P10" style:family="paragraph" style:parent-style-name="Standard">
      <style:text-properties officeooo:paragraph-rsid="000a3e52"/>
    </style:style>
    <style:style style:name="P1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0146a45" style:text-blinking="false" fo:background-color="transparent" style:font-size-asian="10pt" style:font-style-asian="italic" style:font-name-complex="Arial1" style:font-size-complex="10pt"/>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0pt" fo:font-style="normal" style:text-underline-style="none" fo:font-weight="normal" officeooo:paragraph-rsid="001646e8" style:text-blinking="false" fo:background-color="transparent" style:font-size-asian="10pt" style:font-style-asian="italic" style:font-name-complex="Arial1" style:font-size-complex="10pt"/>
    </style:style>
    <style:style style:name="P14" style:family="paragraph" style:parent-style-name="Text_20_body">
      <style:paragraph-properties fo:text-align="justify" style:justify-single-word="false"/>
      <style:text-properties style:font-name="Arial1" fo:font-size="10pt" fo:font-style="normal" officeooo:paragraph-rsid="001646e8" style:font-size-asian="10pt" style:font-style-asian="italic" style:font-name-complex="Arial1" style:font-size-complex="10pt"/>
    </style:style>
    <style:style style:name="P15" style:family="paragraph" style:parent-style-name="Standard" style:master-page-name="Standard">
      <style:paragraph-properties style:page-number="auto">
        <style:tab-stops>
          <style:tab-stop style:position="5.909cm"/>
        </style:tab-stops>
      </style:paragraph-properties>
    </style:style>
    <style:style style:name="P16" style:family="paragraph" style:parent-style-name="Standard">
      <style:text-properties officeooo:paragraph-rsid="00146a45"/>
    </style:style>
    <style:style style:name="P17" style:family="paragraph" style:parent-style-name="Standard">
      <style:paragraph-properties fo:text-align="justify" style:justify-single-word="false"/>
      <style:text-properties style:font-name="Arial1" fo:font-size="10pt" fo:font-style="normal" officeooo:rsid="000de140" officeooo:paragraph-rsid="00162577" style:font-size-asian="10pt" style:font-style-asian="normal" style:font-name-complex="Arial1" style:font-size-complex="10pt" style:font-style-complex="normal"/>
    </style:style>
    <style:style style:name="P18" style:family="paragraph" style:parent-style-name="Standard">
      <style:paragraph-properties fo:text-align="justify" style:justify-single-word="false"/>
      <style:text-properties style:font-name="Arial1" fo:font-size="10pt" fo:font-style="normal" officeooo:rsid="00162577" officeooo:paragraph-rsid="00162577" style:font-size-asian="10pt" style:font-style-asian="normal" style:font-name-complex="Arial1" style:font-size-complex="10pt" style:font-style-complex="normal"/>
    </style:style>
    <style:style style:name="P19" style:family="paragraph" style:parent-style-name="Standard">
      <style:paragraph-properties fo:text-align="justify" style:justify-single-word="false"/>
      <style:text-properties style:font-name="Arial1" fo:font-size="10pt" fo:font-style="normal" officeooo:paragraph-rsid="00162577" style:font-size-asian="10pt" style:font-style-asian="normal" style:font-name-complex="Arial1" style:font-size-complex="10pt" style:font-style-complex="normal"/>
    </style:style>
    <style:style style:name="P20" style:family="paragraph" style:parent-style-name="Standard">
      <style:paragraph-properties style:vertical-align="bottom"/>
      <style:text-properties style:font-name="Arial1" fo:font-size="11pt" fo:font-weight="bold" style:font-size-asian="11pt" style:font-weight-asian="bold" style:font-name-complex="Arial1" style:font-size-complex="11pt"/>
    </style:style>
    <style:style style:name="T1" style:family="text">
      <style:text-properties style:font-name="Arial1" fo:font-size="14pt" fo:font-weight="bold" style:font-size-asian="14pt" style:font-weight-asian="bold" style:font-name-complex="Arial1" style:font-size-complex="14pt"/>
    </style:style>
    <style:style style:name="T2" style:family="text">
      <style:text-properties style:font-name="Arial1" officeooo:rsid="00097e4c" style:font-name-complex="Arial1"/>
    </style:style>
    <style:style style:name="T3" style:family="text">
      <style:text-properties style:font-name="Arial1" officeooo:rsid="000a3e52" style:font-name-complex="Arial1"/>
    </style:style>
    <style:style style:name="T4" style:family="text">
      <style:text-properties style:font-name="Arial1" officeooo:rsid="000aef19" style:font-name-complex="Arial1"/>
    </style:style>
    <style:style style:name="T5" style:family="text">
      <style:text-properties style:font-name="Arial1" officeooo:rsid="00146a45" style:font-name-complex="Arial1"/>
    </style:style>
    <style:style style:name="T6" style:family="text">
      <style:text-properties fo:color="#808080" style:font-name="Arial1" fo:font-size="13pt" fo:font-weight="bold" style:font-size-asian="13pt" style:font-weight-asian="bold" style:font-name-complex="Arial1" style:font-size-complex="13pt"/>
    </style:style>
    <style:style style:name="T7" style:family="text">
      <style:text-properties fo:color="#808080" style:font-name="Arial1" fo:font-size="13pt" fo:font-weight="bold" officeooo:rsid="00146a45" style:font-size-asian="13pt" style:font-weight-asian="bold" style:font-name-complex="Arial1" style:font-size-complex="13pt"/>
    </style:style>
    <style:style style:name="T8" style:family="text">
      <style:text-properties fo:color="#808080" style:font-name="Arial1" fo:font-size="14pt" fo:font-weight="bold" style:font-size-asian="14pt" style:font-weight-asian="bold" style:font-name-complex="Arial1" style:font-size-complex="14pt"/>
    </style:style>
    <style:style style:name="T9" style:family="text">
      <style:text-properties officeooo:rsid="000a9307"/>
    </style:style>
    <style:style style:name="T10" style:family="text">
      <style:text-properties officeooo:rsid="000ce266"/>
    </style:style>
    <style:style style:name="T11" style:family="text">
      <style:text-properties officeooo:rsid="00123317"/>
    </style:style>
    <style:style style:name="T12" style:family="text">
      <style:text-properties officeooo:rsid="00146a45"/>
    </style:style>
    <style:style style:name="T13" style:family="text">
      <style:text-properties officeooo:rsid="0015c63e"/>
    </style:style>
    <style:style style:name="T14" style:family="text">
      <style:text-properties officeooo:rsid="00162577"/>
    </style:style>
    <style:style style:name="T15" style:family="text">
      <style:text-properties officeooo:rsid="000de140"/>
    </style:style>
    <style:style style:name="T16" style:family="text">
      <style:text-properties officeooo:rsid="001646e8"/>
    </style:style>
    <style:style style:name="T17" style:family="text">
      <style:text-properties fo:font-variant="normal" fo:text-transform="none" fo:color="#000000" style:text-line-through-style="none" style:text-line-through-type="none" style:text-underline-style="none" fo:font-weight="normal" officeooo:rsid="001646e8" style:text-blinking="false" fo:background-color="transparent" loext:char-shading-value="0"/>
    </style:style>
    <style:style style:name="T18" style:family="text">
      <style:text-properties officeooo:rsid="0016bfbc"/>
    </style:style>
    <style:style style:name="T19" style:family="text">
      <style:text-properties fo:font-size="14pt" officeooo:rsid="000ce266" style:font-size-asian="14pt" style:font-size-complex="14pt"/>
    </style:style>
    <style:style style:name="T20" style:family="text">
      <style:text-properties fo:font-size="12pt" officeooo:rsid="000ce266" style:font-size-asian="12pt" style:font-size-complex="12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style style:name="fr3" style:family="graphic" style:parent-style-name="Graphics">
      <style:graphic-properties fo:margin-left="0.319cm" fo:margin-right="0.319cm" style:run-through="background" style:wrap="run-through" style:number-wrapped-paragraphs="no-limit" style:vertical-pos="from-top" style:vertical-rel="page-content" style:horizontal-pos="center" style:horizontal-rel="page-content"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Marco7" text:anchor-type="page" text:anchor-page-number="1" svg:x="16.018cm" svg:y="28.67cm" svg:width="4.445cm" svg:height="0.635cm" draw:z-index="7">
        <draw:text-box>
          <text:p text:style-name="P20"><text:s text:c="3"/><text:span text:style-name="T20">Abril 2016</text:span></text:p>
        </draw:text-box>
      </draw:frame>
      <text:p text:style-name="P15"><text:tab/></text:p>
      <text:p text:style-name="P7"><draw:frame draw:style-name="fr1" draw:name="Marco1" text:anchor-type="char" svg:x="-1.905cm" svg:y="0.148cm" svg:width="19.05cm" svg:height="4.128cm" draw:z-index="1"><draw:text-box><text:p text:style-name="Standard"><text:span text:style-name="T6">Titulo:</text:span><text:span text:style-name="T1"> </text:span><text:span text:style-name="T2">Propuesta de rediseño de la nube de servicios de la UNLP</text:span></text:p><text:p text:style-name="P10"><text:span text:style-name="T6">Autores:</text:span><text:span text:style-name="T2"> Miguel Carbone </text:span><text:span text:style-name="T4">y</text:span><text:span text:style-name="T2"> José Nahuel Cuesta Luengo</text:span></text:p><text:p text:style-name="P16"><text:span text:style-name="T6">Director</text:span><text:span text:style-name="T7">as</text:span><text:span text:style-name="T6">:</text:span><text:span text:style-name="T8"> </text:span><text:span text:style-name="T3">Lic. </text:span><text:span text:style-name="T2">Claudia </text:span><text:span text:style-name="T3">B</text:span><text:span text:style-name="T2">anchoff Tzancoff </text:span><text:span text:style-name="T5">y </text:span><text:span text:style-name="T3">Lic. Claudia Q</text:span><text:span text:style-name="T2">ueiruga</text:span></text:p><text:p text:style-name="Standard"><text:span text:style-name="T6">Asesor profesional:</text:span><text:span text:style-name="T8"> </text:span><text:span text:style-name="T3">Lic. C</text:span><text:span text:style-name="T2">hristian </text:span><text:span text:style-name="T3">Rodriguez</text:span></text:p><text:p text:style-name="Standard"><text:span text:style-name="T6">Carrera:</text:span><text:span text:style-name="T8"> </text:span><text:span text:style-name="T2">Licenciatura en </text:span><text:span text:style-name="T4">Sistemas y Licenciatura en </text:span><text:span text:style-name="T2">Informática</text:span></text:p><text:p text:style-name="P6"/></draw:text-box></draw:frame></text:p>
      <text:p text:style-name="Standard"/>
      <text:p text:style-name="Standard"/>
      <text:p text:style-name="Standard"/>
      <text:p text:style-name="Standard"/>
      <text:p text:style-name="Standard"/>
      <text:p text:style-name="P9"><draw:frame draw:style-name="fr1" draw:name="Marco2" text:anchor-type="char" svg:x="-2.223cm" svg:y="2.625cm" svg:width="19.05cm" svg:height="5.398cm" draw:z-index="2"><draw:text-box><text:p text:style-name="P12"><text:bookmark text:name="docs-internal-guid-205b75e0-1694-225c-111c-d3fb8022ccd0"/>Una de las problemáticas <text:span text:style-name="T12">a la </text:span>que <text:span text:style-name="T12">nos enfrentamos</text:span> a diario en nuestro trabajo como desarrolladores de sistemas informáticos en la Dirección de Desarrollo del CeSPI, de la UNLP, es <text:span text:style-name="T12">en </text:span>el uso y mantenimiento de la nube de servicios. <text:span text:style-name="T12">Actualmente debemos hacer frente a problemas propios de elecciones tecnológicas que no acompañaron el crecimiento de los servicios brindados y que comprometen su escalabilidad, consistencia, seguridad y disponibilidad.</text:span> Es a partir de esta <text:span text:style-name="T12">situación</text:span> que realizamos un análisis teórico-práctico del estado del arte en materia de arquitecturas orientadas a servicios y formulamos una propuesta para el nuevo diseño de la nube de servicios <text:span text:style-name="T12">de la UNLP</text:span>.</text:p><text:p text:style-name="P11"><text:span text:style-name="T13">A partir de esta propuesta</text:span>, implementamos un caso de uso real y una arquitectura reducida de la nube, la que comprendió desde un API Gateway que enruta las peticiones entrantes, hasta los servicios, organizados siguiendo el patrón de microservicios. Este enfoque fomenta el desacoplamiento de los componentes de la arquitectura, simplificando su desarrollo, despliegue, escalabilidad y mantenimiento en contraste con la nube actual.</text:p><text:p text:style-name="P8"/></draw:text-box></draw:frame><draw:frame draw:style-name="fr1" draw:name="Marco3" text:anchor-type="char" svg:x="-2.223cm" svg:y="9.292cm" svg:width="9.208cm" svg:height="4.445cm" draw:z-index="3"><draw:text-box><text:p text:style-name="P5">Nube – <text:span text:style-name="T9">Servicios Web – </text:span>API – RES<text:span text:style-name="T9">T –</text:span> Microservicios – Patrones <text:span text:style-name="T11">de </text:span>Diseño <text:span text:style-name="T9">de Arquitectura de Software </text:span>– <text:span text:style-name="T9">ESB – API Gateway – SOA – JSON API – Interoperabilidad – HATEOAS – Hypermedia – Ruby on Rails</text:span></text:p></draw:text-box></draw:frame><draw:frame draw:style-name="fr1" draw:name="Marco4" text:anchor-type="char" svg:x="7.62cm" svg:y="9.292cm" svg:width="9.208cm" svg:height="4.445cm" draw:z-index="4"><draw:text-box><text:p text:style-name="P13"><text:span text:style-name="T16">L</text:span>a implementación de un caso testigo <text:span text:style-name="T18">basado en la propuesta de</text:span> rediseño <text:span text:style-name="T18">pa</text:span> la arquitectura de la <text:span text:style-name="T12">n</text:span>ube de servicios de la <text:span text:style-name="T16">UNLP</text:span>, <text:span text:style-name="T16">nos permitió </text:span>experimentar <text:span text:style-name="T16">co</text:span>n el uso de microservicios <text:span text:style-name="T16">y evaluar sus beneficios en relación a la</text:span> agilidad en el desarrollo, facilidad en los despliegues independientes de los servicios y <text:span text:style-name="T16">el</text:span> desacoplamiento de los mismos respecto a las aplicaciones que los utilizan.</text:p><text:p text:style-name="P14"><text:span text:style-name="T17">Consideramos que estos beneficios aportarán a la reducción de los costos de implementación y adaptación a cambios en la nueva nube de servicios de la UNLP.</text:span></text:p></draw:text-box></draw:frame><draw:frame draw:style-name="fr1" draw:name="Marco5" text:anchor-type="char" svg:x="7.62cm" svg:y="14.372cm" svg:width="9.208cm" svg:height="4.445cm" draw:z-index="6"><draw:text-box><text:p text:style-name="P4">Automatización del mecanismo de integración y generación de la documentación referente a los servicios provistos por la <text:span text:style-name="T12">n</text:span>ube.</text:p><text:p text:style-name="P4">Automatización de la creación y el aprovisionamiento de la arquitectura.</text:p><text:p text:style-name="P4">Extensión y finalización de la funcionalidad necesaria para la librería cliente reutilizable de la <text:span text:style-name="T12">n</text:span>ube, desarrollada para su uso en el caso testigo.</text:p><text:p text:style-name="P4">Implementación de pruebas de unidad e integración para los servicios involucrados en la <text:span text:style-name="T12">n</text:span>ube.</text:p></draw:text-box></draw:frame><draw:frame draw:style-name="fr1" draw:name="Marco6" text:anchor-type="char" svg:x="-2.223cm" svg:y="14.372cm" svg:width="9.208cm" svg:height="4.445cm" draw:z-index="5"><draw:text-box><text:p text:style-name="P17">Análisis del diseño actual de la arquitectura de la nube de servicios de la <text:span text:style-name="T14">UNLP</text:span>.</text:p><text:p text:style-name="P17"><text:span text:style-name="T14">E</text:span>studio del estado del arte en la materia de Arquitectura Orientada a Servicios.</text:p><text:p text:style-name="P18">Evaluación <text:span text:style-name="T15">comparativ</text:span>a de tecnologías <text:span text:style-name="T15">para los distintos nodos intervinientes en la nube.</text:span></text:p><text:p text:style-name="P19"><text:span text:style-name="T14">Propuesta de un nuevo diseño para la nube de servicios de la UNLP.</text:span></text:p><text:p text:style-name="P3">Implementación de un caso testigo funcional para hacer una prueba real del diseño propuesto.</text:p><text:p text:style-name="P2"/></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ge-content" style:horizontal-pos="center"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3.75cm" fo:margin-left="0cm" fo:margin-right="0cm" fo:margin-bottom="3.651cm" style:dynamic-spacing="true"/>
      </style:header-style>
      <style:footer-style/>
    </style:page-layout>
  </office:automatic-styles>
  <office:master-styles>
    <style:master-page style:name="Standard" style:page-layout-name="Mpm1">
      <style:header>
        <text:p text:style-name="MP1"><draw:frame draw:style-name="Mfr1" draw:name="gráficos1" text:anchor-type="char" svg:y="-4.763cm" svg:width="21.006cm" svg:height="29.235cm" draw:z-index="0"><draw:image xlink:href="Pictures/10000000000009B100000D7DBC26B4F568251329.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dna</meta:initial-creator>
    <meta:creation-date>2010-09-21T13:01:00</meta:creation-date>
    <dc:date>2016-04-15T10:45:06.981080000</dc:date>
    <meta:print-date>2010-09-22T11:00:00</meta:print-date>
    <meta:editing-cycles>22</meta:editing-cycles>
    <meta:editing-duration>PT2H6M8S</meta:editing-duration>
    <meta:generator>LibreOffice/5.1.0.3$MacOSX_X86_64 LibreOffice_project/5e3e00a007d9b3b6efb6797a8b8e57b51ab1f737</meta:generator>
    <meta:document-statistic meta:table-count="0" meta:image-count="1" meta:object-count="0" meta:page-count="1" meta:paragraph-count="22" meta:word-count="460" meta:character-count="3002" meta:non-whitespace-character-count="2544"/>
  </office:meta>
</office:document-meta>
</file>